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9508in"/>
    </style:style>
    <style:style style:name="co4" style:family="table-column">
      <style:table-column-properties fo:break-before="auto" style:column-width="3.9425in"/>
    </style:style>
    <style:style style:name="co5" style:family="table-column">
      <style:table-column-properties fo:break-before="auto" style:column-width="4.1429in"/>
    </style:style>
    <style:style style:name="co6" style:family="table-column">
      <style:table-column-properties fo:break-before="auto" style:column-width="3.9256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1" style:font-name-asian="WenQuanYi Micro Hei" style:font-name-complex="Calibri1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-asian="WenQuanYi Micro Hei" style:font-name-complex="Calibri1"/>
    </style:style>
    <style:style style:name="T2" style:family="text">
      <style:text-properties fo:color="#0000ff" style:text-outline="false" style:text-line-through-style="none" style:font-name="Calibri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Orientation</text:p>
          </table:table-cell>
          <table:table-cell office:value-type="string">
            <text:p>URL</text:p>
          </table:table-cell>
          <table:table-cell office:value-type="string">
            <text:p>Redirect URL</text:p>
          </table:table-cell>
          <table:table-cell office:value-type="string">
            <text:p>Notes</text:p>
          </table:table-cell>
          <table:table-cell table:number-columns-repeated="1015"/>
        </table:table-row>
        <table:table-row table:style-name="ro2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table:formula="of:=[.B2]*0.0328" office:value-type="float" office:value="18.8272">
            <text:p>18.8272</text:p>
          </table:table-cell>
          <table:table-cell table:formula="of:=(1440-[.C2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5">http://www.cs.rit.edu/~robotlab/Office3675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table:formula="of:=[.B3]*0.0328" office:value-type="float" office:value="22.7304">
            <text:p>22.7304</text:p>
          </table:table-cell>
          <table:table-cell table:formula="of:=(1440-[.C3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3">http://www.cs.rit.edu/~robotlab/Office3673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table:formula="of:=[.B4]*0.0328" office:value-type="float" office:value="24.4688">
            <text:p>24.4688</text:p>
          </table:table-cell>
          <table:table-cell table:formula="of:=(1440-[.C4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1">http://www.cs.rit.edu/~robotlab/Office3671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table:formula="of:=[.B5]*0.0328" office:value-type="float" office:value="27.1912">
            <text:p>27.1912</text:p>
          </table:table-cell>
          <table:table-cell table:formula="of:=(1440-[.C5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69">http://www.cs.rit.edu/~robotlab/Office3669</text:a></text:p>
          </table:table-cell>
          <table:table-cell table:style-name="ce3" office:value-type="string">
            <text:p><text:span text:style-name="T1"><text:a xlink:href="http://www.cs.rit.edu/~tmh">http://www.cs.rit.edu/~tmh</text:a></text:span></text:p>
          </table:table-cell>
          <table:table-cell table:number-columns-repeated="1016"/>
        </table:table-row>
        <table:table-row table:style-name="ro2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table:formula="of:=[.B6]*0.0328" office:value-type="float" office:value="29.9136">
            <text:p>29.9136</text:p>
          </table:table-cell>
          <table:table-cell table:formula="of:=(1440-[.C6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9">http://www.cs.rit.edu/~robotlab/Office3659</text:a></text:p>
          </table:table-cell>
          <table:table-cell office:value-type="string">
            <text:p><text:a xlink:href="http://www.cs.rit.edu/~jsb">http://www.cs.rit.edu/~jsb</text:a></text:p>
          </table:table-cell>
          <table:table-cell table:number-columns-repeated="1016"/>
        </table:table-row>
        <table:table-row table:style-name="ro2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formula="of:=[.B7]*0.0328" office:value-type="float" office:value="32.7344">
            <text:p>32.7344</text:p>
          </table:table-cell>
          <table:table-cell table:formula="of:=(1440-[.C7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7">http://www.cs.rit.edu/~robotlab/Office3657</text:a></text:p>
          </table:table-cell>
          <table:table-cell office:value-type="string">
            <text:p><text:a xlink:href="http://www.cs.rit.edu/~spr">http://www.cs.rit.edu/~spr</text:a></text:p>
          </table:table-cell>
          <table:table-cell table:number-columns-repeated="1016"/>
        </table:table-row>
        <table:table-row table:style-name="ro2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table:formula="of:=[.B8]*0.0328" office:value-type="float" office:value="35.4568">
            <text:p>35.4568</text:p>
          </table:table-cell>
          <table:table-cell table:formula="of:=(1440-[.C8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5">http://www.cs.rit.edu/~robotlab/Office3655</text:a></text:p>
          </table:table-cell>
          <table:table-cell office:value-type="string">
            <text:p><text:a xlink:href="http://www.cs.rit.edu/~xl">http://www.cs.rit.edu/~xl</text:a></text:p>
          </table:table-cell>
          <table:table-cell table:number-columns-repeated="1016"/>
        </table:table-row>
        <table:table-row table:style-name="ro2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table:formula="of:=[.B9]*0.0328" office:value-type="float" office:value="38.2448">
            <text:p>38.2448</text:p>
          </table:table-cell>
          <table:table-cell table:formula="of:=(1440-[.C9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1">http://www.cs.rit.edu/~robotlab/Office3651</text:a></text:p>
          </table:table-cell>
          <table:table-cell office:value-type="string">
            <text:p><text:a xlink:href="http://www.cs.rit.edu/~zjb">http://www.cs.rit.edu/~zjb</text:a></text:p>
          </table:table-cell>
          <table:table-cell table:number-columns-repeated="1016"/>
        </table:table-row>
        <table:table-row table:style-name="ro2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table:formula="of:=[.B10]*0.0328" office:value-type="float" office:value="41">
            <text:p>41</text:p>
          </table:table-cell>
          <table:table-cell table:formula="of:=(1440-[.C10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7">http://www.cs.rit.edu/~robotlab/Office3647</text:a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table:formula="of:=[.B11]*0.0328" office:value-type="float" office:value="43.8864">
            <text:p>43.8864</text:p>
          </table:table-cell>
          <table:table-cell table:formula="of:=(1440-[.C11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5">http://www.cs.rit.edu/~robotlab/Office3645</text:a></text:p>
          </table:table-cell>
          <table:table-cell office:value-type="string">
            <text:p><text:a xlink:href="http://www.cs.rit.edu/~ib">http://www.cs.rit.edu/~ib</text:a></text:p>
          </table:table-cell>
          <table:table-cell table:number-columns-repeated="1016"/>
        </table:table-row>
        <table:table-row table:style-name="ro2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table:formula="of:=[.B12]*0.0328" office:value-type="float" office:value="46.576">
            <text:p>46.576</text:p>
          </table:table-cell>
          <table:table-cell table:formula="of:=(1440-[.C12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7">http://www.cs.rit.edu/~robotlab/Office3637</text:a></text:p>
          </table:table-cell>
          <table:table-cell office:value-type="string">
            <text:p><text:a xlink:href="http://www.cs.rit.edu/~sps">http://www.cs.rit.edu/~sps</text:a></text:p>
          </table:table-cell>
          <table:table-cell table:number-columns-repeated="1016"/>
        </table:table-row>
        <table:table-row table:style-name="ro2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table:formula="of:=[.B13]*0.0328" office:value-type="float" office:value="49.3312">
            <text:p>49.3312</text:p>
          </table:table-cell>
          <table:table-cell table:formula="of:=(1440-[.C13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5">http://www.cs.rit.edu/~robotlab/Office3635</text:a></text:p>
          </table:table-cell>
          <table:table-cell office:value-type="string">
            <text:p><text:a xlink:href="http://www.cs.rit.edu/~ark">http://www.cs.rit.edu/~ark</text:a></text:p>
          </table:table-cell>
          <table:table-cell table:number-columns-repeated="1016"/>
        </table:table-row>
        <table:table-row table:style-name="ro2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table:formula="of:=[.B14]*0.0328" office:value-type="float" office:value="52.0208">
            <text:p>52.0208</text:p>
          </table:table-cell>
          <table:table-cell table:formula="of:=(1440-[.C14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7">http://www.cs.rit.edu/~robotlab/Office3627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2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table:formula="of:=[.B15]*0.0328" office:value-type="float" office:value="54.0216">
            <text:p>54.0216</text:p>
          </table:table-cell>
          <table:table-cell table:formula="of:=(1440-[.C15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5">http://www.cs.rit.edu/~robotlab/Office3625</text:a></text:p>
          </table:table-cell>
          <table:table-cell office:value-type="string">
            <text:p><text:a xlink:href="http://www.cs.rit.edu/~eh">http://www.cs.rit.edu/~eh</text:a></text:p>
          </table:table-cell>
          <table:table-cell table:number-columns-repeated="1016"/>
        </table:table-row>
        <table:table-row table:style-name="ro2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table:formula="of:=[.B16]*0.0328" office:value-type="float" office:value="57.6624">
            <text:p>57.6624</text:p>
          </table:table-cell>
          <table:table-cell table:formula="of:=(1440-[.C16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1">http://www.cs.rit.edu/~robotlab/Office3621</text:a></text:p>
          </table:table-cell>
          <table:table-cell office:value-type="string">
            <text:p>https://www.cs.rit.edu/people/faculty</text:p>
          </table:table-cell>
          <table:table-cell table:number-columns-repeated="1016"/>
        </table:table-row>
        <table:table-row table:style-name="ro2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table:formula="of:=[.B17]*0.0328" office:value-type="float" office:value="60.3848">
            <text:p>60.3848</text:p>
          </table:table-cell>
          <table:table-cell table:formula="of:=(1440-[.C17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9">http://www.cs.rit.edu/~robotlab/Office3619</text:a></text:p>
          </table:table-cell>
          <table:table-cell office:value-type="string">
            <text:p><text:a xlink:href="http://www.cs.rit.edu/~rkr">http://www.cs.rit.edu/~rkr</text:a></text:p>
          </table:table-cell>
          <table:table-cell table:number-columns-repeated="1016"/>
        </table:table-row>
        <table:table-row table:style-name="ro2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table:formula="of:=[.B18]*0.0328" office:value-type="float" office:value="63.1072">
            <text:p>63.1072</text:p>
          </table:table-cell>
          <table:table-cell table:formula="of:=(1440-[.C18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7">http://www.cs.rit.edu/~robotlab/Office3617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table:formula="of:=[.B19]*0.0328" office:value-type="float" office:value="65.764">
            <text:p>65.764</text:p>
          </table:table-cell>
          <table:table-cell table:formula="of:=(1440-[.C19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5">http://www.cs.rit.edu/~robotlab/Office3615</text:a></text:p>
          </table:table-cell>
          <table:table-cell office:value-type="string">
            <text:p>http://www.cs.rit.edu/~pga/</text:p>
          </table:table-cell>
          <table:table-cell table:number-columns-repeated="1016"/>
        </table:table-row>
        <table:table-row table:style-name="ro2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table:formula="of:=[.B20]*0.0328" office:value-type="float" office:value="18.86">
            <text:p>18.86</text:p>
          </table:table-cell>
          <table:table-cell table:formula="of:=(1440-[.C20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5">http://www.cs.rit.edu/~robotlab/Office3575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table:formula="of:=[.B21]*0.0328" office:value-type="float" office:value="22.8288">
            <text:p>22.8288</text:p>
          </table:table-cell>
          <table:table-cell table:formula="of:=(1440-[.C21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3">http://www.cs.rit.edu/~robotlab/Office3573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table:formula="of:=[.B22]*0.0328" office:value-type="float" office:value="24.4032">
            <text:p>24.4032</text:p>
          </table:table-cell>
          <table:table-cell table:formula="of:=(1440-[.C22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1">http://www.cs.rit.edu/~robotlab/Office3571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table:formula="of:=[.B23]*0.0328" office:value-type="float" office:value="27.224">
            <text:p>27.224</text:p>
          </table:table-cell>
          <table:table-cell table:formula="of:=(1440-[.C23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69">http://www.cs.rit.edu/~robotlab/Office3569</text:a></text:p>
          </table:table-cell>
          <table:table-cell office:value-type="string">
            <text:p>http://www.rit.edu/emcs/oce/</text:p>
          </table:table-cell>
          <table:table-cell table:number-columns-repeated="1016"/>
        </table:table-row>
        <table:table-row table:style-name="ro2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table:formula="of:=[.B24]*0.0328" office:value-type="float" office:value="29.9792">
            <text:p>29.9792</text:p>
          </table:table-cell>
          <table:table-cell table:formula="of:=(1440-[.C24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9">http://www.cs.rit.edu/~robotlab/Office3559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table:formula="of:=[.B25]*0.0328" office:value-type="float" office:value="32.7672">
            <text:p>32.7672</text:p>
          </table:table-cell>
          <table:table-cell table:formula="of:=(1440-[.C25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7">http://www.cs.rit.edu/~robotlab/Office3557</text:a></text:p>
          </table:table-cell>
          <table:table-cell office:value-type="string">
            <text:p><text:a xlink:href="http://www.cs.rit.edu/~mr">http://www.cs.rit.edu/~mr</text:a></text:p>
          </table:table-cell>
          <table:table-cell table:number-columns-repeated="1016"/>
        </table:table-row>
        <table:table-row table:style-name="ro2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table:formula="of:=[.B26]*0.0328" office:value-type="float" office:value="35.4896">
            <text:p>35.4896</text:p>
          </table:table-cell>
          <table:table-cell table:formula="of:=(1440-[.C26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5">http://www.cs.rit.edu/~robotlab/Office3555</text:a></text:p>
          </table:table-cell>
          <table:table-cell office:value-type="string">
            <text:p><text:a xlink:href="http://www.cs.rit.edu/~mtf">http://www.cs.rit.edu/~mtf</text:a></text:p>
          </table:table-cell>
          <table:table-cell table:number-columns-repeated="1016"/>
        </table:table-row>
        <table:table-row table:style-name="ro2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table:formula="of:=[.B27]*0.0328" office:value-type="float" office:value="38.212">
            <text:p>38.212</text:p>
          </table:table-cell>
          <table:table-cell table:formula="of:=(1440-[.C27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1">http://www.cs.rit.edu/~robotlab/Office3551</text:a></text:p>
          </table:table-cell>
          <table:table-cell office:value-type="string">
            <text:p><text:a xlink:href="http://www.cs.rit.edu/~rlaz">http://www.cs.rit.edu/~rlaz</text:a></text:p>
          </table:table-cell>
          <table:table-cell table:number-columns-repeated="1016"/>
        </table:table-row>
        <table:table-row table:style-name="ro2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table:formula="of:=[.B28]*0.0328" office:value-type="float" office:value="41.0656">
            <text:p>41.0656</text:p>
          </table:table-cell>
          <table:table-cell table:formula="of:=(1440-[.C28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7">http://www.cs.rit.edu/~robotlab/Office3547</text:a></text:p>
          </table:table-cell>
          <table:table-cell office:value-type="string">
            <text:p><text:a xlink:href="http://www.cs.rit.edu/~jmk">http://www.cs.rit.edu/~jmk</text:a></text:p>
          </table:table-cell>
          <table:table-cell table:number-columns-repeated="1016"/>
        </table:table-row>
        <table:table-row table:style-name="ro2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table:formula="of:=[.B29]*0.0328" office:value-type="float" office:value="43.788">
            <text:p>43.788</text:p>
          </table:table-cell>
          <table:table-cell table:formula="of:=(1440-[.C29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5">http://www.cs.rit.edu/~robotlab/Office3545</text:a></text:p>
          </table:table-cell>
          <table:table-cell office:value-type="string">
            <text:p><text:a xlink:href="http://www.cs.rit.edu/~rwd">http://www.cs.rit.edu/~rwd</text:a></text:p>
          </table:table-cell>
          <table:table-cell table:number-columns-repeated="1016"/>
        </table:table-row>
        <table:table-row table:style-name="ro2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table:formula="of:=[.B30]*0.0328" office:value-type="float" office:value="46.5432">
            <text:p>46.5432</text:p>
          </table:table-cell>
          <table:table-cell table:formula="of:=(1440-[.C30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7">http://www.cs.rit.edu/~robotlab/Office3537</text:a></text:p>
          </table:table-cell>
          <table:table-cell office:value-type="string">
            <text:p><text:a xlink:href="http://www.cs.rit.edu/~fxk">http://www.cs.rit.edu/~fxk</text:a></text:p>
          </table:table-cell>
          <table:table-cell table:number-columns-repeated="1016"/>
        </table:table-row>
        <table:table-row table:style-name="ro2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table:formula="of:=[.B31]*0.0328" office:value-type="float" office:value="49.3312">
            <text:p>49.3312</text:p>
          </table:table-cell>
          <table:table-cell table:formula="of:=(1440-[.C31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5">http://www.cs.rit.edu/~robotlab/Office3535</text:a></text:p>
          </table:table-cell>
          <table:table-cell office:value-type="string">
            <text:p><text:a xlink:href="http://www.cs.rit.edu/~bks">http://www.cs.rit.edu/~bks</text:a></text:p>
          </table:table-cell>
          <table:table-cell table:number-columns-repeated="1016"/>
        </table:table-row>
        <table:table-row table:style-name="ro2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table:formula="of:=[.B32]*0.0328" office:value-type="float" office:value="52.0536">
            <text:p>52.0536</text:p>
          </table:table-cell>
          <table:table-cell table:formula="of:=(1440-[.C32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7">http://www.cs.rit.edu/~robotlab/Office3527</text:a></text:p>
          </table:table-cell>
          <table:table-cell office:value-type="string">
            <text:p><text:a xlink:href="http://www.cs.rit.edu/~jmg">http://www.cs.rit.edu/~jmg</text:a></text:p>
          </table:table-cell>
          <table:table-cell table:number-columns-repeated="1016"/>
        </table:table-row>
        <table:table-row table:style-name="ro2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table:formula="of:=[.B33]*0.0328" office:value-type="float" office:value="54.8088">
            <text:p>54.8088</text:p>
          </table:table-cell>
          <table:table-cell table:formula="of:=(1440-[.C33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5">http://www.cs.rit.edu/~robotlab/Office3525</text:a></text:p>
          </table:table-cell>
          <table:table-cell office:value-type="string">
            <text:p><text:a xlink:href="http://www.cs.rit.edu/~atd">http://www.cs.rit.edu/~atd</text:a></text:p>
          </table:table-cell>
          <table:table-cell table:number-columns-repeated="1016"/>
        </table:table-row>
        <table:table-row table:style-name="ro2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table:formula="of:=[.B34]*0.0328" office:value-type="float" office:value="57.5968">
            <text:p>57.5968</text:p>
          </table:table-cell>
          <table:table-cell table:formula="of:=(1440-[.C34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1">http://www.cs.rit.edu/~robotlab/Office3521</text:a></text:p>
          </table:table-cell>
          <table:table-cell office:value-type="string">
            <text:p><text:a xlink:href="http://www.cs.rit.edu/~lr">http://www.cs.rit.edu/~lr</text:a></text:p>
          </table:table-cell>
          <table:table-cell table:number-columns-repeated="1016"/>
        </table:table-row>
        <table:table-row table:style-name="ro2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table:formula="of:=[.B35]*0.0328" office:value-type="float" office:value="60.4176">
            <text:p>60.4176</text:p>
          </table:table-cell>
          <table:table-cell table:formula="of:=(1440-[.C35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9">http://www.cs.rit.edu/~robotlab/Office3519</text:a></text:p>
          </table:table-cell>
          <table:table-cell office:value-type="string">
            <text:p><text:a xlink:href="http://www.cs.rit.edu/~cmh">http://www.cs.rit.edu/~cmh</text:a></text:p>
          </table:table-cell>
          <table:table-cell table:number-columns-repeated="1016"/>
        </table:table-row>
        <table:table-row table:style-name="ro2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table:formula="of:=[.B36]*0.0328" office:value-type="float" office:value="63.14">
            <text:p>63.14</text:p>
          </table:table-cell>
          <table:table-cell table:formula="of:=(1440-[.C36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7">http://www.cs.rit.edu/~robotlab/Office3517</text:a></text:p>
          </table:table-cell>
          <table:table-cell office:value-type="string">
            <text:p><text:a xlink:href="http://www.cs.rit.edu/~rjb">http://www.cs.rit.edu/~rjb</text:a></text:p>
          </table:table-cell>
          <table:table-cell table:number-columns-repeated="1016"/>
        </table:table-row>
        <table:table-row table:style-name="ro2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table:formula="of:=[.B37]*0.0328" office:value-type="float" office:value="65.9608">
            <text:p>65.9608</text:p>
          </table:table-cell>
          <table:table-cell table:formula="of:=(1440-[.C37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5">http://www.cs.rit.edu/~robotlab/Office3515</text:a></text:p>
          </table:table-cell>
          <table:table-cell office:value-type="string">
            <text:p><text:a xlink:href="http://www.cs.rit.edu/~jeh">http://www.cs.rit.edu/~jeh</text:a></text:p>
          </table:table-cell>
          <table:table-cell table:number-columns-repeated="1016"/>
        </table:table-row>
        <table:table-row table:style-name="ro2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table:formula="of:=[.B38]*0.0328" office:value-type="float" office:value="68.716">
            <text:p>68.716</text:p>
          </table:table-cell>
          <table:table-cell table:formula="of:=(1440-[.C38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1">http://www.cs.rit.edu/~robotlab/Office3511</text:a></text:p>
          </table:table-cell>
          <table:table-cell office:value-type="string">
            <text:p><text:a xlink:href="http://www.cs.rit.edu/~paw">http://www.cs.rit.edu/~paw</text:a></text:p>
          </table:table-cell>
          <table:table-cell table:number-columns-repeated="1016"/>
        </table:table-row>
        <table:table-row table:style-name="ro2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table:formula="of:=[.B39]*0.0328" office:value-type="float" office:value="71.0776">
            <text:p>71.0776</text:p>
          </table:table-cell>
          <table:table-cell table:formula="of:=(1440-[.C39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09">http://www.cs.rit.edu/~robotlab/Office3509</text:a></text:p>
          </table:table-cell>
          <table:table-cell office:value-type="string">
            <text:p><text:a xlink:href="http://www.cs.rit.edu/~anh">http://www.cs.rit.edu/~anh</text:a></text:p>
          </table:table-cell>
          <table:table-cell table:number-columns-repeated="1016"/>
        </table:table-row>
        <table:table-row table:style-name="ro2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table:formula="of:=[.B40]*0.0328" office:value-type="float" office:value="86.8216">
            <text:p>86.8216</text:p>
          </table:table-cell>
          <table:table-cell table:formula="of:=(1440-[.C40])*0.0328" office:value-type="float" office:value="36.5064">
            <text:p>36.5064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NDLab">http://www.cs.rit.edu/~robotlab/RNDLab</text:a></text:p>
          </table:table-cell>
          <table:table-cell office:value-type="string">
            <text:p><text:a xlink:href="http://www.cs.rit.edu/~robotlab">http://www.cs.rit.edu/~robotlab</text:a></text:p>
          </table:table-cell>
          <table:table-cell table:number-columns-repeated="1016"/>
        </table:table-row>
        <table:table-row table:style-name="ro2">
          <table:table-cell office:value-type="string">
            <text:p>HonorsLab</text:p>
          </table:table-cell>
          <table:table-cell table:number-columns-repeated="2"/>
          <table:table-cell table:formula="of:=[.B41]*0.0328" office:value-type="float" office:value="0">
            <text:p>0</text:p>
          </table:table-cell>
          <table:table-cell table:formula="of:=(1440-[.C41])*0.0328" office:value-type="float" office:value="47.232">
            <text:p>47.232</text:p>
          </table:table-cell>
          <table:table-cell/>
          <table:table-cell office:value-type="string">
            <text:p><text:a xlink:href="http://www.cs.rit.edu/~robotlab/HonorsLab">http://www.cs.rit.edu/~robotlab/HonorsLab</text:a></text:p>
          </table:table-cell>
          <table:table-cell office:value-type="string">
            <text:p><text:a xlink:href="http://honors.rit.edu/">http://honors.rit.edu</text:a></text:p>
          </table:table-cell>
          <table:table-cell table:number-columns-repeated="1016"/>
        </table:table-row>
        <table:table-row table:style-name="ro2">
          <table:table-cell office:value-type="string">
            <text:p>ICL1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table:formula="of:=[.B42]*0.0328" office:value-type="float" office:value="44.8376">
            <text:p>44.8376</text:p>
          </table:table-cell>
          <table:table-cell table:formula="of:=(1440-[.C42])*0.0328" office:value-type="float" office:value="35.7848">
            <text:p>35.784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1">http://www.cs.rit.edu/~robotlab/ICL1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2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table:formula="of:=[.B43]*0.0328" office:value-type="float" office:value="55.9568">
            <text:p>55.9568</text:p>
          </table:table-cell>
          <table:table-cell table:formula="of:=(1440-[.C43])*0.0328" office:value-type="float" office:value="35.7848">
            <text:p>35.784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2">http://www.cs.rit.edu/~robotlab/ICL2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3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table:formula="of:=[.B44]*0.0328" office:value-type="float" office:value="28.536">
            <text:p>28.536</text:p>
          </table:table-cell>
          <table:table-cell table:formula="of:=(1440-[.C44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3">http://www.cs.rit.edu/~robotlab/ICL3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table:formula="of:=[.B45]*0.0328" office:value-type="float" office:value="39.5896">
            <text:p>39.5896</text:p>
          </table:table-cell>
          <table:table-cell table:formula="of:=(1440-[.C45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4">http://www.cs.rit.edu/~robotlab/ICL4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table:formula="of:=[.B46]*0.0328" office:value-type="float" office:value="44.8704">
            <text:p>44.8704</text:p>
          </table:table-cell>
          <table:table-cell table:formula="of:=(1440-[.C46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5">http://www.cs.rit.edu/~robotlab/ICL5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table:formula="of:=[.B47]*0.0328" office:value-type="float" office:value="58.9416">
            <text:p>58.9416</text:p>
          </table:table-cell>
          <table:table-cell table:formula="of:=(1440-[.C47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6">http://www.cs.rit.edu/~robotlab/ICL6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table:formula="of:=[.B48]*0.0328" office:value-type="float" office:value="68.7488">
            <text:p>68.7488</text:p>
          </table:table-cell>
          <table:table-cell table:formula="of:=(1440-[.C48])*0.0328" office:value-type="float" office:value="36.4408">
            <text:p>36.440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PatternLab">http://www.cs.rit.edu/~robotlab/PatternLab</text:a></text:p>
          </table:table-cell>
          <table:table-cell office:value-type="string">
            <text:p><text:a xlink:href="http://www.cs.rit.edu/~dprl">http://www.cs.rit.edu/~dprl</text:a></text:p>
          </table:table-cell>
          <table:table-cell table:number-columns-repeated="1016"/>
        </table:table-row>
        <table:table-row table:style-name="ro2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table:formula="of:=[.B49]*0.0328" office:value-type="float" office:value="64.7472">
            <text:p>64.7472</text:p>
          </table:table-cell>
          <table:table-cell table:formula="of:=(1440-[.C49])*0.0328" office:value-type="float" office:value="16.0064">
            <text:p>16.006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DistribLab">http://www.cs.rit.edu/~robotlab/DistribLab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table:formula="of:=[.B50]*0.0328" office:value-type="float" office:value="67.24">
            <text:p>67.24</text:p>
          </table:table-cell>
          <table:table-cell table:formula="of:=(1440-[.C50])*0.0328" office:value-type="float" office:value="15.9736">
            <text:p>15.973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phicsLab">http://www.cs.rit.edu/~robotlab/GraphicsLab</text:a></text:p>
          </table:table-cell>
          <table:table-cell office:value-type="string">
            <text:p><text:a xlink:href="http://www.cs.rit.edu/~graphics">http://www.cs.rit.edu/~graphics</text:a></text:p>
          </table:table-cell>
          <table:table-cell table:number-columns-repeated="1016"/>
        </table:table-row>
        <table:table-row table:style-name="ro2">
          <table:table-cell office:value-type="string">
            <text:p>CompStudiesLab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table:formula="of:=[.B51]*0.0328" office:value-type="float" office:value="35.4896">
            <text:p>35.4896</text:p>
          </table:table-cell>
          <table:table-cell table:formula="of:=(1440-[.C51])*0.0328" office:value-type="float" office:value="35.7848">
            <text:p>35.7848</text:p>
          </table:table-cell>
          <table:table-cell/>
          <table:table-cell table:style-name="ce3" office:value-type="string">
            <text:p><text:span text:style-name="T1"><text:a xlink:href="http://www.cs.rit.edu/~robotlab/CompStudiesLab">http://www.cs.rit.edu/~robotlab/CompStudiesLab</text:a></text:span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StudentCenter</text:p>
          </table:table-cell>
          <table:table-cell table:number-columns-repeated="2"/>
          <table:table-cell table:formula="of:=[.B52]*0.0328" office:value-type="float" office:value="0">
            <text:p>0</text:p>
          </table:table-cell>
          <table:table-cell table:formula="of:=(1440-[.C52])*0.0328" office:value-type="float" office:value="47.232">
            <text:p>47.232</text:p>
          </table:table-cell>
          <table:table-cell/>
          <table:table-cell office:value-type="string">
            <text:p><text:a xlink:href="http://www.cs.rit.edu/~robotlab/StudentCenter">http://www.cs.rit.edu/~robotlab/StudentCenter</text:a></text:p>
          </table:table-cell>
          <table:table-cell office:value-type="string">
            <text:p>http://csc.cs.rit.edu/</text:p>
          </table:table-cell>
          <table:table-cell table:number-columns-repeated="1016"/>
        </table:table-row>
        <table:table-row table:style-name="ro2">
          <table:table-cell office:value-type="string">
            <text:p>GradCenter</text:p>
          </table:table-cell>
          <table:table-cell table:number-columns-repeated="2"/>
          <table:table-cell table:formula="of:=[.B53]*0.0328" office:value-type="float" office:value="0">
            <text:p>0</text:p>
          </table:table-cell>
          <table:table-cell table:formula="of:=(1440-[.C53])*0.0328" office:value-type="float" office:value="47.232">
            <text:p>47.23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dCenter">http://www.cs.rit.edu/~robotlab/GradCenter</text:a></text:p>
          </table:table-cell>
          <table:table-cell office:value-type="string">
            <text:p>https://www.cs.rit.edu/programs/grad/description</text:p>
          </table:table-cell>
          <table:table-cell table:number-columns-repeated="1016"/>
        </table:table-row>
        <table:table-row table:style-name="ro2">
          <table:table-cell office:value-type="string">
            <text:p>CSOffice</text:p>
          </table:table-cell>
          <table:table-cell office:value-type="float" office:value="3267">
            <text:p>3267</text:p>
          </table:table-cell>
          <table:table-cell office:value-type="float" office:value="974">
            <text:p>974</text:p>
          </table:table-cell>
          <table:table-cell table:formula="of:=[.B54]*0.0328" office:value-type="float" office:value="107.1576">
            <text:p>107.1576</text:p>
          </table:table-cell>
          <table:table-cell table:formula="of:=(1440-[.C54])*0.0328" office:value-type="float" office:value="15.2848">
            <text:p>15.2848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CSOffice">http://www.cs.rit.edu/~robotlab/CSOffice</text:a></text:p>
          </table:table-cell>
          <table:table-cell office:value-type="string">
            <text:p><text:a xlink:href="http://www/">http://www</text:a>.cs.rit.edu/</text:p>
          </table:table-cell>
          <table:table-cell table:number-columns-repeated="1016"/>
        </table:table-row>
        <table:table-row table:style-name="ro2">
          <table:table-cell office:value-type="string">
            <text:p>Class3000</text:p>
          </table:table-cell>
          <table:table-cell office:value-type="float" office:value="3267">
            <text:p>3267</text:p>
          </table:table-cell>
          <table:table-cell office:value-type="float" office:value="693">
            <text:p>693</text:p>
          </table:table-cell>
          <table:table-cell table:formula="of:=[.B55]*0.0328" office:value-type="float" office:value="107.1576">
            <text:p>107.1576</text:p>
          </table:table-cell>
          <table:table-cell table:formula="of:=(1440-[.C55])*0.0328" office:value-type="float" office:value="24.5016">
            <text:p>24.5016</text:p>
          </table:table-cell>
          <table:table-cell office:value-type="string">
            <text:p>W</text:p>
          </table:table-cell>
          <table:table-cell table:style-name="ce4" office:value-type="string">
            <text:p><text:span text:style-name="T2"><text:a xlink:href="http://www.cs.rit.edu/~robotlab/Class3000">http://www.cs.rit.edu/~robotlab/Class300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table:formula="of:=[.B56]*0.0328" office:value-type="float" office:value="62.3528">
            <text:p>62.3528</text:p>
          </table:table-cell>
          <table:table-cell table:formula="of:=(1440-[.C56])*0.0328" office:value-type="float" office:value="36.572">
            <text:p>36.572</text:p>
          </table:table-cell>
          <table:table-cell/>
          <table:table-cell table:style-name="ce4" office:value-type="string">
            <text:p><text:span text:style-name="T2"><text:a xlink:href="http://www.cs.rit.edu/~robotlab/Class3510">http://www.cs.rit.edu/~robotlab/Class351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table:formula="of:=[.B57]*0.0328" office:value-type="float" office:value="26.896">
            <text:p>26.896</text:p>
          </table:table-cell>
          <table:table-cell table:formula="of:=(1440-[.C57])*0.0328" office:value-type="float" office:value="36.5064">
            <text:p>36.5064</text:p>
          </table:table-cell>
          <table:table-cell office:value-type="string">
            <text:p>N</text:p>
          </table:table-cell>
          <table:table-cell table:style-name="ce4" office:value-type="string">
            <text:p><text:span text:style-name="T2"><text:a xlink:href="http://www.cs.rit.edu/~robotlab/Class3560">http://www.cs.rit.edu/~robotlab/Class356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table:formula="of:=[.B58]*0.0328" office:value-type="float" office:value="12.8904">
            <text:p>12.8904</text:p>
          </table:table-cell>
          <table:table-cell table:formula="of:=(1440-[.C58])*0.0328" office:value-type="float" office:value="16.728">
            <text:p>16.728</text:p>
          </table:table-cell>
          <table:table-cell office:value-type="string">
            <text:p>S</text:p>
          </table:table-cell>
          <table:table-cell table:style-name="ce4" office:value-type="string">
            <text:p><text:span text:style-name="T2"><text:a xlink:href="http://www.cs.rit.edu/~robotlab/Class3690">http://www.cs.rit.edu/~robotlab/Class369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55</text:p>
          </table:table-cell>
          <table:table-cell office:value-type="float" office:value="2089">
            <text:p>2089</text:p>
          </table:table-cell>
          <table:table-cell office:value-type="float" office:value="1042">
            <text:p>1042</text:p>
          </table:table-cell>
          <table:table-cell table:formula="of:=[.B59]*0.0328" office:value-type="float" office:value="68.5192">
            <text:p>68.5192</text:p>
          </table:table-cell>
          <table:table-cell table:formula="of:=(1440-[.C59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4" office:value-type="string">
            <text:p><text:span text:style-name="T2"><text:a xlink:href="http://www.cs.rit.edu/~robotlab/Class3455">http://www.cs.rit.edu/~robotlab/Class345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45</text:p>
          </table:table-cell>
          <table:table-cell office:value-type="float" office:value="2343">
            <text:p>2343</text:p>
          </table:table-cell>
          <table:table-cell office:value-type="float" office:value="1042">
            <text:p>1042</text:p>
          </table:table-cell>
          <table:table-cell table:formula="of:=[.B60]*0.0328" office:value-type="float" office:value="76.8504">
            <text:p>76.8504</text:p>
          </table:table-cell>
          <table:table-cell table:formula="of:=(1440-[.C60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4" office:value-type="string">
            <text:p><text:span text:style-name="T2"><text:a xlink:href="http://www.cs.rit.edu/~robotlab/Class3445">http://www.cs.rit.edu/~robotlab/Class344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35S</text:p>
          </table:table-cell>
          <table:table-cell office:value-type="float" office:value="2595">
            <text:p>2595</text:p>
          </table:table-cell>
          <table:table-cell office:value-type="float" office:value="1042">
            <text:p>1042</text:p>
          </table:table-cell>
          <table:table-cell table:formula="of:=[.B61]*0.0328" office:value-type="float" office:value="85.116">
            <text:p>85.116</text:p>
          </table:table-cell>
          <table:table-cell table:formula="of:=(1440-[.C61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4" office:value-type="string">
            <text:p><text:span text:style-name="T2"><text:a xlink:href="http://www.cs.rit.edu/~robotlab/Class3435S">http://www.cs.rit.edu/~robotlab/Class3435S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35N</text:p>
          </table:table-cell>
          <table:table-cell office:value-type="float" office:value="2855">
            <text:p>2855</text:p>
          </table:table-cell>
          <table:table-cell office:value-type="float" office:value="1042">
            <text:p>1042</text:p>
          </table:table-cell>
          <table:table-cell table:formula="of:=[.B62]*0.0328" office:value-type="float" office:value="93.644">
            <text:p>93.644</text:p>
          </table:table-cell>
          <table:table-cell table:formula="of:=(1440-[.C62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4" office:value-type="string">
            <text:p><text:span text:style-name="T2"><text:a xlink:href="http://www.cs.rit.edu/~robotlab/Class3435N">http://www.cs.rit.edu/~robotlab/Class3435N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23">
            <text:p>623</text:p>
          </table:table-cell>
          <table:table-cell table:formula="of:=[.B63]*0.0328" office:value-type="float" office:value="92.9552">
            <text:p>92.9552</text:p>
          </table:table-cell>
          <table:table-cell table:formula="of:=(1440-[.C63])*0.0328" office:value-type="float" office:value="26.7976">
            <text:p>26.7976</text:p>
          </table:table-cell>
          <table:table-cell table:style-name="ce2" office:value-type="string">
            <text:p>E</text:p>
          </table:table-cell>
          <table:table-cell office:value-type="string">
            <text:p><text:a xlink:href="http://www.cs.rit.edu/~robotlab/ComputerVisionLab">http://www.cs.rit.edu/~robotlab/ComputerVisionLab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BreakOutRoom4</text:p>
          </table:table-cell>
          <table:table-cell office:value-type="float" office:value="601">
            <text:p>601</text:p>
          </table:table-cell>
          <table:table-cell office:value-type="float" office:value="738">
            <text:p>738</text:p>
          </table:table-cell>
          <table:table-cell table:formula="of:=[.B64]*0.0328" office:value-type="float" office:value="19.7128">
            <text:p>19.7128</text:p>
          </table:table-cell>
          <table:table-cell table:formula="of:=(1440-[.C64])*0.0328" office:value-type="float" office:value="23.0256">
            <text:p>23.0256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4">http://www.cs.rit.edu/~robotlab/BreakOutRoom4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BreakOutRoom3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 table:formula="of:=[.B65]*0.0328" office:value-type="float" office:value="19.7456">
            <text:p>19.7456</text:p>
          </table:table-cell>
          <table:table-cell table:formula="of:=(1440-[.C65])*0.0328" office:value-type="float" office:value="26.9944">
            <text:p>26.994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3">http://www.cs.rit.edu/~robotlab/BreakOutRoom3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BreakOutRoom2</text:p>
          </table:table-cell>
          <table:table-cell office:value-type="float" office:value="602">
            <text:p>602</text:p>
          </table:table-cell>
          <table:table-cell office:value-type="float" office:value="496">
            <text:p>496</text:p>
          </table:table-cell>
          <table:table-cell table:formula="of:=[.B66]*0.0328" office:value-type="float" office:value="19.7456">
            <text:p>19.7456</text:p>
          </table:table-cell>
          <table:table-cell table:formula="of:=(1440-[.C66])*0.0328" office:value-type="float" office:value="30.9632">
            <text:p>30.9632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2">http://www.cs.rit.edu/~robotlab/BreakOutRoom2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3441</text:p>
          </table:table-cell>
          <table:table-cell office:value-type="float" office:value="2232">
            <text:p>2232</text:p>
          </table:table-cell>
          <table:table-cell office:value-type="float" office:value="652">
            <text:p>652</text:p>
          </table:table-cell>
          <table:table-cell table:formula="of:=[.B67]*0.0328" office:value-type="float" office:value="73.2096">
            <text:p>73.2096</text:p>
          </table:table-cell>
          <table:table-cell table:formula="of:=(1440-[.C67])*0.0328" office:value-type="float" office:value="25.8464">
            <text:p>25.846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Room3441">http://www.cs.rit.edu/~robotlab/Room3441</text:a></text:p>
          </table:table-cell>
          <table:table-cell office:value-type="string">
            <text:p>https://www.cs.rit.edu/resources/computing/admins</text:p>
          </table:table-cell>
          <table:table-cell table:number-columns-repeated="1016"/>
        </table:table-row>
        <table:table-row table:style-name="ro2">
          <table:table-cell office:value-type="string">
            <text:p>Room3440</text:p>
          </table:table-cell>
          <table:table-cell office:value-type="float" office:value="2288">
            <text:p>2288</text:p>
          </table:table-cell>
          <table:table-cell office:value-type="float" office:value="724">
            <text:p>724</text:p>
          </table:table-cell>
          <table:table-cell table:formula="of:=[.B68]*0.0328" office:value-type="float" office:value="75.0464">
            <text:p>75.0464</text:p>
          </table:table-cell>
          <table:table-cell table:formula="of:=(1440-[.C68])*0.0328" office:value-type="float" office:value="23.4848">
            <text:p>23.484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440">http://www.cs.rit.edu/~robotlab/Room3440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3430</text:p>
          </table:table-cell>
          <table:table-cell office:value-type="float" office:value="2512">
            <text:p>2512</text:p>
          </table:table-cell>
          <table:table-cell office:value-type="float" office:value="320">
            <text:p>320</text:p>
          </table:table-cell>
          <table:table-cell table:formula="of:=[.B69]*0.0328" office:value-type="float" office:value="82.3936">
            <text:p>82.3936</text:p>
          </table:table-cell>
          <table:table-cell table:formula="of:=(1440-[.C69])*0.0328" office:value-type="float" office:value="36.736">
            <text:p>36.736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oom3430">http://www.cs.rit.edu/~robotlab/Room3430</text:a></text:p>
          </table:table-cell>
          <table:table-cell office:value-type="string">
            <text:p>https://www.cs.rit.edu/resources/computing/admins</text:p>
          </table:table-cell>
          <table:table-cell table:number-columns-repeated="1016"/>
        </table:table-row>
        <table:table-row table:style-name="ro2">
          <table:table-cell office:value-type="string">
            <text:p>Room3684</text:p>
          </table:table-cell>
          <table:table-cell office:value-type="float" office:value="537">
            <text:p>537</text:p>
          </table:table-cell>
          <table:table-cell office:value-type="float" office:value="760">
            <text:p>760</text:p>
          </table:table-cell>
          <table:table-cell table:formula="of:=[.B70]*0.0328" office:value-type="float" office:value="17.6136">
            <text:p>17.6136</text:p>
          </table:table-cell>
          <table:table-cell table:formula="of:=(1440-[.C70])*0.0328" office:value-type="float" office:value="22.304">
            <text:p>22.304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4">http://www.cs.rit.edu/~robotlab/Room3684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3688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table:formula="of:=[.B71]*0.0328" office:value-type="float" office:value="17.6136">
            <text:p>17.6136</text:p>
          </table:table-cell>
          <table:table-cell table:formula="of:=(1440-[.C71])*0.0328" office:value-type="float" office:value="26.4368">
            <text:p>26.436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8">http://www.cs.rit.edu/~robotlab/Room3688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2">
          <table:table-cell office:value-type="string">
            <text:p>Room113</text:p>
          </table:table-cell>
          <table:table-cell office:value-type="float" office:value="3145">
            <text:p>3145</text:p>
          </table:table-cell>
          <table:table-cell office:value-type="float" office:value="233">
            <text:p>233</text:p>
          </table:table-cell>
          <table:table-cell table:formula="of:=[.B72]*0.0328" office:value-type="float" office:value="103.156">
            <text:p>103.156</text:p>
          </table:table-cell>
          <table:table-cell table:formula="of:=(1440-[.C72])*0.0328" office:value-type="float" office:value="39.5896">
            <text:p>39.5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113">http://www.cs.rit.edu/~robotlab/Room113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595</text:p>
          </table:table-cell>
          <table:table-cell office:value-type="float" office:value="2576">
            <text:p>2576</text:p>
          </table:table-cell>
          <table:table-cell office:value-type="float" office:value="950">
            <text:p>950</text:p>
          </table:table-cell>
          <table:table-cell table:formula="of:=[.B73]*0.0328" office:value-type="float" office:value="84.4928">
            <text:p>84.4928</text:p>
          </table:table-cell>
          <table:table-cell table:formula="of:=(1440-[.C73])*0.0328" office:value-type="float" office:value="16.072">
            <text:p>16.07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595">http://www.cs.rit.edu/~robotlab/Room595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4000</text:p>
          </table:table-cell>
          <table:table-cell office:value-type="float" office:value="2674">
            <text:p>2674</text:p>
          </table:table-cell>
          <table:table-cell office:value-type="float" office:value="950">
            <text:p>950</text:p>
          </table:table-cell>
          <table:table-cell table:formula="of:=[.B74]*0.0328" office:value-type="float" office:value="87.7072">
            <text:p>87.7072</text:p>
          </table:table-cell>
          <table:table-cell table:formula="of:=(1440-[.C74])*0.0328" office:value-type="float" office:value="16.072">
            <text:p>16.07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4000">http://www.cs.rit.edu/~robotlab/Room4000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number:number-style style:name="N5151P0" style:volatile="true" number:language="en" number:country="US">
      <number:number number:decimal-places="0" number:min-integer-digits="1" number:grouping="true"/>
      <number:text> </number:text>
    </number:number-style>
    <number:number-style style:name="N5151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1P0"/>
    </number:number-style>
    <number:number-style style:name="N5152P0" style:volatile="true" number:language="en" number:country="US">
      <number:number number:decimal-places="2" number:min-integer-digits="1" number:grouping="true"/>
      <number:text> </number:text>
    </number:number-style>
    <number:number-style style:name="N5152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2P0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.3937in" fo:margin-bottom="1.3937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4/21/2013</text:date>, <text:time>18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k Butler</meta:initial-creator>
    <meta:creation-date>2012-06-20T18:56:21</meta:creation-date>
    <dc:date>2013-04-21T18:33:43</dc:date>
    <meta:generator>OpenOffice.org/3.2$Linux OpenOffice.org_project/320m12$Build-9483</meta:generator>
    <meta:editing-duration>PT13H30M50S</meta:editing-duration>
    <meta:editing-cycles>33</meta:editing-cycles>
    <dc:creator>Ravdeep </dc:creator>
    <meta:document-statistic meta:table-count="1" meta:cell-count="589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